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1000002AE47E5A760403CFA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draw:textarea-vertical-align="middle" fo:min-height="2.379cm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.195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0.257cm"/>
      <style:paragraph-properties style:writing-mode="lr-tb"/>
    </style:style>
    <style:style style:name="pr4" style:family="presentation" style:parent-style-name="Standard-subtitle">
      <style:graphic-properties draw:fill-color="#ffffff" draw:auto-grow-height="true" fo:min-height="1.319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3.1cm" svg:height="8.863cm" svg:x="5cm" svg:y="14.166cm" presentation:class="subtitle">
          <draw:text-box>
            <text:p>Présentation Cartographie du web</text:p>
          </draw:text-box>
        </draw:frame>
        <draw:frame draw:style-name="gr1" draw:text-style-name="P2" draw:layer="layout" svg:width="6.5cm" svg:height="0.962cm" svg:x="1cm" svg:y="1cm">
          <draw:text-box>
            <text:p>Fuentes Grégory</text:p>
          </draw:text-box>
        </draw:frame>
        <draw:frame draw:style-name="gr1" draw:text-style-name="P2" draw:layer="layout" svg:width="5.5cm" svg:height="0.962cm" svg:x="1cm" svg:y="1.962cm">
          <draw:text-box>
            <text:p>RT2-TDA2 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Standard" presentation:presentation-page-layout-name="AL2T0">
        <draw:frame presentation:style-name="pr3" draw:layer="layout" svg:width="3.1cm" svg:height="0.257cm" svg:x="5cm" svg:y="18cm" presentation:class="title">
          <draw:text-box>
            <text:p>Sommaire</text:p>
          </draw:text-box>
        </draw:frame>
        <draw:frame presentation:style-name="pr4" draw:text-style-name="P1" draw:layer="layout" svg:width="8.6cm" svg:height="2.533cm" svg:x="-0.1cm" svg:y="16.074cm" presentation:class="subtitle" presentation:placeholder="true">
          <draw:text-box/>
        </draw:frame>
        <draw:frame draw:style-name="gr3" draw:text-style-name="P2" draw:layer="layout" svg:width="10.646cm" svg:height="1.187cm" svg:x="26.354cm" svg:y="14.313cm">
          <draw:text-box>
            <text:p><text:page-number>&lt;numéro&gt;</text:page-number>/<text:page-count>5</text:page-count></text:p>
          </draw:text-box>
        </draw:frame>
        <draw:frame draw:style-name="gr3" draw:text-style-name="P2" draw:layer="layout" svg:width="10.646cm" svg:height="1.187cm" svg:x="24.058cm" svg:y="15.408cm">
          <draw:text-box>
            <text:p><text:page-number>&lt;numéro&gt;</text:page-number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Standard" presentation:presentation-page-layout-name="AL2T0">
        <draw:frame presentation:style-name="pr3" draw:layer="layout" svg:width="3.1cm" svg:height="0.257cm" svg:x="5cm" svg:y="18cm" presentation:class="title">
          <draw:text-box>
            <text:p>De umontpellier.fr à 8.8.8.8</text:p>
          </draw:text-box>
        </draw:frame>
        <draw:frame presentation:style-name="pr4" draw:text-style-name="P1" draw:layer="layout" svg:width="8.6cm" svg:height="2.533cm" svg:x="-0.1cm" svg:y="16.074cm" presentation:class="subtitle" presentation:placeholder="true">
          <draw:text-box/>
        </draw:frame>
        <draw:frame draw:style-name="gr4" draw:text-style-name="P4" draw:layer="layout" svg:width="25.004cm" svg:height="11.902cm" svg:x="2.105cm" svg:y="3.426cm">
          <draw:image xlink:href="Pictures/10000000000005A1000002AE47E5A760403CFA4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Standard" presentation:presentation-page-layout-name="AL3T1">
        <draw:frame presentation:style-name="pr5" draw:layer="layout" svg:width="25.199cm" svg:height="2.629cm" svg:x="1.4cm" svg:y="0.629cm" presentation:class="title" presentation:user-transformed="true">
          <draw:text-box>
            <text:p><text:s/>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5" draw:text-style-name="P5" draw:layer="layout" svg:width="25.199cm" svg:height="2.629cm" svg:x="1.401cm" svg:y="0.629cm">
          <draw:text-box>
            <text:p text:style-name="P4"><text:span text:style-name="T1">De 1.1.1.1 à stormshield.eu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Standard" presentation:presentation-page-layout-name="AL3T1">
        <draw:frame presentation:style-name="pr3" draw:layer="layout" svg:width="3.1cm" svg:height="0.257cm" svg:x="5cm" svg:y="18cm" presentation:class="title" presentation:placeholder="true">
          <draw:text-box/>
        </draw:frame>
        <draw:frame presentation:style-name="pr6" draw:layer="layout" svg:width="8.6cm" svg:height="1.319cm" svg:x="-0.1cm" svg:y="16.681cm" presentation:class="outline" presentation:placeholder="true">
          <draw:text-box/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6pt" style:font-size-asian="6pt" style:font-size-complex="6pt"/>
    </style:style>
    <style:style style:name="Standard-outline3" style:family="presentation" style:parent-style-name="Standard-outline2">
      <style:paragraph-properties fo:margin-top="0.3cm" fo:margin-bottom="0cm"/>
      <style:text-properties fo:font-size="6pt" style:font-size-asian="6pt" style:font-size-complex="6pt"/>
    </style:style>
    <style:style style:name="Standard-outline4" style:family="presentation" style:parent-style-name="Standard-outline3">
      <style:paragraph-properties fo:margin-top="0.2cm" fo:margin-bottom="0cm"/>
      <style:text-properties fo:font-size="6pt" style:font-size-asian="6pt" style:font-size-complex="6pt"/>
    </style:style>
    <style:style style:name="Standard-outline5" style:family="presentation" style:parent-style-name="Standard-outline4">
      <style:paragraph-properties fo:margin-top="0.1cm" fo:margin-bottom="0cm"/>
      <style:text-properties fo:font-size="6pt" style:font-size-asian="6pt" style:font-size-complex="6pt"/>
    </style:style>
    <style:style style:name="Standard-outline6" style:family="presentation" style:parent-style-name="Standard-outline5">
      <style:paragraph-properties fo:margin-top="0.1cm" fo:margin-bottom="0cm"/>
      <style:text-properties fo:font-size="6pt" style:font-size-asian="6pt" style:font-size-complex="6pt"/>
    </style:style>
    <style:style style:name="Standard-outline7" style:family="presentation" style:parent-style-name="Standard-outline6">
      <style:paragraph-properties fo:margin-top="0.1cm" fo:margin-bottom="0cm"/>
      <style:text-properties fo:font-size="6pt" style:font-size-asian="6pt" style:font-size-complex="6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Mpr1" draw:layer="backgroundobjects" svg:width="3.1cm" svg:height="0.257cm" svg:x="5cm" svg:y="18cm" presentation:class="title">
        <draw:text-box>
          <text:p>Cliquez pour éditer le format du texte-titre</text:p>
        </draw:text-box>
      </draw:frame>
      <draw:frame presentation:style-name="Mpr2" draw:layer="backgroundobjects" svg:width="8.6cm" svg:height="1.319cm" svg:x="-0.1cm" svg:y="16.681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5cm" svg:height="0.962cm" svg:x="25cm" svg:y="14.5cm">
        <draw:text-box>
          <text:p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9T15:57:29.752410992</meta:creation-date>
    <dc:date>2022-01-19T16:12:06.533161886</dc:date>
    <meta:editing-duration>PT1M33S</meta:editing-duration>
    <meta:editing-cycles>4</meta:editing-cycles>
    <meta:generator>LibreOffice/7.0.4.2$Linux_X86_64 LibreOffice_project/00$Build-2</meta:generator>
    <meta:document-statistic meta:object-count="44"/>
  </office:meta>
</office:document-meta>
</file>